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6000002D1BFF9A76D.png" manifest:media-type="image/png"/>
  <manifest:file-entry manifest:full-path="Pictures/1000000100000453000002CDD46DAA65.png" manifest:media-type="image/png"/>
  <manifest:file-entry manifest:full-path="Pictures/1000000100000437000002C9968126B1.png" manifest:media-type="image/png"/>
  <manifest:file-entry manifest:full-path="Pictures/1000000100000445000002D070A2DDC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Picture 1" text:anchor-type="as-char" svg:width="17cm" svg:height="11.01cm" draw:z-index="0"><draw:image xlink:href="Pictures/1000000100000453000002CDD46DAA65.png" xlink:type="simple" xlink:show="embed" xlink:actuate="onLoad" draw:mime-type="image/png"/></draw:frame></text:p>
      <text:p text:style-name="Standard"><draw:frame draw:style-name="fr1" draw:name="Picture 2" text:anchor-type="as-char" svg:width="17cm" svg:height="11.234cm" draw:z-index="0"><draw:image xlink:href="Pictures/1000000100000437000002C9968126B1.png" xlink:type="simple" xlink:show="embed" xlink:actuate="onLoad" draw:mime-type="image/png"/></draw:frame></text:p>
      <text:p text:style-name="Standard"><draw:frame draw:style-name="fr1" draw:name="Picture 3" text:anchor-type="as-char" svg:width="17cm" svg:height="11.199cm" draw:z-index="0"><draw:image xlink:href="Pictures/1000000100000445000002D070A2DDC2.png" xlink:type="simple" xlink:show="embed" xlink:actuate="onLoad" draw:mime-type="image/png"/></draw:frame></text:p>
      <text:p text:style-name="Standard"/>
      <text:p text:style-name="P1"><draw:frame draw:style-name="fr1" draw:name="Picture 4" text:anchor-type="as-char" svg:width="17cm" svg:height="11.541cm" draw:z-index="0"><draw:image xlink:href="Pictures/1000000100000426000002D1BFF9A7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19-59-18_seance</dc:title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4" meta:object-count="0" meta:page-count="3" meta:paragraph-count="4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